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Conversion.convertToFlatFileContent( String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Conversion.convertToXml( String cont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